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bold" officeooo:rsid="0011b17f" officeooo:paragraph-rsid="0011b17f" style:font-weight-asian="bold" style:font-weight-complex="bold"/>
    </style:style>
    <style:style style:name="P2" style:family="paragraph" style:parent-style-name="Standard">
      <style:paragraph-properties fo:text-align="start" style:justify-single-word="false"/>
      <style:text-properties fo:font-size="14pt" fo:font-weight="bold" officeooo:rsid="001909be" officeooo:paragraph-rsid="001909be" style:font-weight-asian="bold" style:font-weight-complex="bold"/>
    </style:style>
    <style:style style:name="P3" style:family="paragraph" style:parent-style-name="Standard">
      <style:paragraph-properties fo:text-align="start" style:justify-single-word="false"/>
      <style:text-properties fo:font-size="14pt" fo:font-weight="bold" officeooo:rsid="00204e8a" officeooo:paragraph-rsid="00204e8a" style:font-weight-asian="bold" style:font-weight-complex="bold"/>
    </style:style>
    <style:style style:name="P4" style:family="paragraph" style:parent-style-name="Standard">
      <style:paragraph-properties fo:text-align="start" style:justify-single-word="false"/>
      <style:text-properties fo:font-size="14pt" fo:font-weight="bold" officeooo:rsid="0022da3a" officeooo:paragraph-rsid="0022da3a" style:font-weight-asian="bold" style:font-weight-complex="bold"/>
    </style:style>
    <style:style style:name="P5" style:family="paragraph" style:parent-style-name="Standard">
      <style:paragraph-properties fo:text-align="start" style:justify-single-word="false"/>
      <style:text-properties fo:font-size="14pt" fo:font-style="normal" fo:font-weight="bold" officeooo:rsid="002bccc5" officeooo:paragraph-rsid="002bccc5" style:font-style-asian="normal" style:font-weight-asian="bold" style:font-style-complex="normal" style:font-weight-complex="bold"/>
    </style:style>
    <style:style style:name="P6" style:family="paragraph" style:parent-style-name="Standard">
      <style:paragraph-properties fo:text-align="center" style:justify-single-word="false"/>
      <style:text-properties fo:font-size="16pt" fo:font-weight="bold" officeooo:rsid="00115f16" officeooo:paragraph-rsid="00115f16" style:font-weight-asian="bold" style:font-weight-complex="bold"/>
    </style:style>
    <style:style style:name="P7" style:family="paragraph" style:parent-style-name="Standard" style:list-style-name="L6">
      <style:paragraph-properties fo:text-align="start" style:justify-single-word="false"/>
      <style:text-properties fo:font-size="12pt" fo:font-weight="bold" officeooo:rsid="001909be" officeooo:paragraph-rsid="001909be" style:font-weight-asian="bold" style:font-weight-complex="bold"/>
    </style:style>
    <style:style style:name="P8" style:family="paragraph" style:parent-style-name="Standard">
      <style:paragraph-properties fo:text-align="start" style:justify-single-word="false"/>
      <style:text-properties fo:font-size="12pt" fo:font-weight="bold" officeooo:rsid="001909be" officeooo:paragraph-rsid="001909be" style:font-weight-asian="bold" style:font-weight-complex="bold"/>
    </style:style>
    <style:style style:name="P9" style:family="paragraph" style:parent-style-name="Standard" style:list-style-name="L1">
      <style:paragraph-properties fo:text-align="start" style:justify-single-word="false"/>
      <style:text-properties fo:font-size="12pt" fo:font-weight="normal" officeooo:rsid="001239f3" officeooo:paragraph-rsid="001239f3" style:font-weight-asian="normal" style:font-weight-complex="normal"/>
    </style:style>
    <style:style style:name="P10" style:family="paragraph" style:parent-style-name="Standard">
      <style:paragraph-properties fo:text-align="start" style:justify-single-word="false"/>
      <style:text-properties fo:font-size="12pt" fo:font-weight="normal" officeooo:rsid="001239f3" officeooo:paragraph-rsid="001239f3" style:font-weight-asian="normal" style:font-weight-complex="normal"/>
    </style:style>
    <style:style style:name="P11" style:family="paragraph" style:parent-style-name="Standard" style:list-style-name="L2">
      <style:paragraph-properties fo:text-align="start" style:justify-single-word="false"/>
      <style:text-properties fo:font-size="12pt" fo:font-weight="normal" officeooo:rsid="001345e4" officeooo:paragraph-rsid="001345e4" style:font-weight-asian="normal" style:font-weight-complex="normal"/>
    </style:style>
    <style:style style:name="P12" style:family="paragraph" style:parent-style-name="Standard">
      <style:paragraph-properties fo:text-align="start" style:justify-single-word="false"/>
      <style:text-properties fo:font-size="12pt" fo:font-weight="normal" officeooo:rsid="001345e4" officeooo:paragraph-rsid="001345e4" style:font-weight-asian="normal" style:font-weight-complex="normal"/>
    </style:style>
    <style:style style:name="P13" style:family="paragraph" style:parent-style-name="Standard" style:list-style-name="L4">
      <style:paragraph-properties fo:text-align="start" style:justify-single-word="false"/>
      <style:text-properties fo:font-size="12pt" fo:font-weight="normal" officeooo:rsid="001345e4" officeooo:paragraph-rsid="001345e4" style:font-weight-asian="normal" style:font-weight-complex="normal"/>
    </style:style>
    <style:style style:name="P14" style:family="paragraph" style:parent-style-name="Standard" style:list-style-name="L5">
      <style:paragraph-properties fo:text-align="start" style:justify-single-word="false"/>
      <style:text-properties fo:font-size="12pt" fo:font-weight="normal" officeooo:rsid="001516a3" officeooo:paragraph-rsid="001516a3" style:font-weight-asian="normal" style:font-weight-complex="normal"/>
    </style:style>
    <style:style style:name="P15" style:family="paragraph" style:parent-style-name="Standard">
      <style:paragraph-properties fo:text-align="start" style:justify-single-word="false"/>
      <style:text-properties fo:font-size="12pt" fo:font-weight="normal" officeooo:rsid="001516a3" officeooo:paragraph-rsid="001516a3" style:font-weight-asian="normal" style:font-weight-complex="normal"/>
    </style:style>
    <style:style style:name="P16" style:family="paragraph" style:parent-style-name="Standard">
      <style:paragraph-properties fo:text-align="start" style:justify-single-word="false"/>
      <style:text-properties fo:font-size="12pt" fo:font-weight="normal" officeooo:rsid="00169c1a" officeooo:paragraph-rsid="00169c1a" style:font-weight-asian="normal" style:font-weight-complex="normal"/>
    </style:style>
    <style:style style:name="P17" style:family="paragraph" style:parent-style-name="Standard" style:list-style-name="L6">
      <style:paragraph-properties fo:text-align="start" style:justify-single-word="false"/>
      <style:text-properties fo:font-size="12pt" fo:font-weight="normal" officeooo:rsid="001909be" officeooo:paragraph-rsid="001909be" style:font-weight-asian="normal" style:font-weight-complex="normal"/>
    </style:style>
    <style:style style:name="P18" style:family="paragraph" style:parent-style-name="Standard" style:list-style-name="L7">
      <style:paragraph-properties fo:text-align="start" style:justify-single-word="false"/>
      <style:text-properties fo:font-size="12pt" fo:font-weight="normal" officeooo:rsid="001f7ecd" officeooo:paragraph-rsid="001f7ecd" style:font-weight-asian="normal" style:font-weight-complex="normal"/>
    </style:style>
    <style:style style:name="P19" style:family="paragraph" style:parent-style-name="Standard">
      <style:paragraph-properties fo:text-align="start" style:justify-single-word="false"/>
      <style:text-properties fo:font-size="12pt" fo:font-weight="normal" officeooo:rsid="001f7ecd" officeooo:paragraph-rsid="001f7ecd" style:font-weight-asian="normal" style:font-weight-complex="normal"/>
    </style:style>
    <style:style style:name="P20" style:family="paragraph" style:parent-style-name="Standard" style:list-style-name="L7">
      <style:paragraph-properties fo:text-align="start" style:justify-single-word="false"/>
      <style:text-properties fo:font-size="12pt" fo:font-weight="normal" officeooo:rsid="00204e8a" officeooo:paragraph-rsid="00204e8a" style:font-weight-asian="normal" style:font-weight-complex="normal"/>
    </style:style>
    <style:style style:name="P21" style:family="paragraph" style:parent-style-name="Standard">
      <style:paragraph-properties fo:text-align="start" style:justify-single-word="false"/>
      <style:text-properties fo:font-size="12pt" fo:font-weight="normal" officeooo:rsid="00204e8a" officeooo:paragraph-rsid="00204e8a" style:font-weight-asian="normal" style:font-weight-complex="normal"/>
    </style:style>
    <style:style style:name="P22" style:family="paragraph" style:parent-style-name="Standard" style:list-style-name="L9">
      <style:paragraph-properties fo:text-align="start" style:justify-single-word="false"/>
      <style:text-properties fo:font-size="12pt" fo:font-style="normal" officeooo:rsid="00259853" officeooo:paragraph-rsid="00259853" style:font-style-asian="normal" style:font-style-complex="normal"/>
    </style:style>
    <style:style style:name="P23" style:family="paragraph" style:parent-style-name="Standard">
      <style:paragraph-properties fo:text-align="start" style:justify-single-word="false"/>
      <style:text-properties fo:font-size="12pt" fo:font-style="normal" officeooo:rsid="00292c0a" officeooo:paragraph-rsid="00292c0a" style:font-style-asian="normal" style:font-style-complex="normal"/>
    </style:style>
    <style:style style:name="P24" style:family="paragraph" style:parent-style-name="Standard" style:list-style-name="L13">
      <style:paragraph-properties fo:text-align="start" style:justify-single-word="false"/>
      <style:text-properties fo:font-size="12pt" fo:font-style="normal" officeooo:rsid="00292c0a" officeooo:paragraph-rsid="00292c0a" style:font-style-asian="normal" style:font-style-complex="normal"/>
    </style:style>
    <style:style style:name="P25" style:family="paragraph" style:parent-style-name="Standard">
      <style:paragraph-properties fo:text-align="start" style:justify-single-word="false"/>
      <style:text-properties fo:font-size="12pt" fo:font-style="normal" fo:font-weight="bold" officeooo:rsid="00292c0a" officeooo:paragraph-rsid="00292c0a" style:font-style-asian="normal" style:font-weight-asian="bold" style:font-style-complex="normal" style:font-weight-complex="bold"/>
    </style:style>
    <style:style style:name="P26" style:family="paragraph" style:parent-style-name="Standard" style:list-style-name="L10">
      <style:paragraph-properties fo:text-align="start" style:justify-single-word="false"/>
      <style:text-properties fo:font-weight="normal" officeooo:rsid="00279562" officeooo:paragraph-rsid="00279562" style:font-weight-asian="normal" style:font-weight-complex="normal"/>
    </style:style>
    <style:style style:name="P27" style:family="paragraph" style:parent-style-name="Standard">
      <style:paragraph-properties fo:text-align="start" style:justify-single-word="false"/>
      <style:text-properties fo:font-weight="normal" officeooo:rsid="00279562" officeooo:paragraph-rsid="00279562" style:font-weight-asian="normal" style:font-weight-complex="normal"/>
    </style:style>
    <style:style style:name="P28" style:family="paragraph" style:parent-style-name="Standard" style:list-style-name="L11">
      <style:paragraph-properties fo:text-align="start" style:justify-single-word="false"/>
      <style:text-properties fo:font-weight="normal" officeooo:rsid="002854f1" officeooo:paragraph-rsid="002854f1" style:font-weight-asian="normal" style:font-weight-complex="normal"/>
    </style:style>
    <style:style style:name="P29" style:family="paragraph" style:parent-style-name="Standard">
      <style:paragraph-properties fo:text-align="start" style:justify-single-word="false"/>
      <style:text-properties fo:font-weight="normal" officeooo:rsid="002854f1" officeooo:paragraph-rsid="002854f1" style:font-weight-asian="normal" style:font-weight-complex="normal"/>
    </style:style>
    <style:style style:name="P30" style:family="paragraph" style:parent-style-name="Standard" style:list-style-name="L12">
      <style:paragraph-properties fo:text-align="start" style:justify-single-word="false"/>
      <style:text-properties fo:font-weight="normal" officeooo:rsid="002854f1" officeooo:paragraph-rsid="002854f1" style:font-weight-asian="normal" style:font-weight-complex="normal"/>
    </style:style>
    <style:style style:name="P31" style:family="paragraph" style:parent-style-name="Standard" style:list-style-name="L7">
      <style:paragraph-properties fo:text-align="start" style:justify-single-word="false"/>
      <style:text-properties officeooo:paragraph-rsid="001a6818"/>
    </style:style>
    <style:style style:name="P32" style:family="paragraph" style:parent-style-name="Standard" style:list-style-name="L7">
      <style:paragraph-properties fo:text-align="start" style:justify-single-word="false"/>
      <style:text-properties officeooo:paragraph-rsid="001c6815"/>
    </style:style>
    <style:style style:name="P33" style:family="paragraph" style:parent-style-name="Standard">
      <style:paragraph-properties fo:text-align="start" style:justify-single-word="false"/>
      <style:text-properties officeooo:paragraph-rsid="001c6815"/>
    </style:style>
    <style:style style:name="P34" style:family="paragraph" style:parent-style-name="Standard" style:list-style-name="L9">
      <style:paragraph-properties fo:text-align="start" style:justify-single-word="false"/>
      <style:text-properties officeooo:paragraph-rsid="0024308a"/>
    </style:style>
    <style:style style:name="P35" style:family="paragraph" style:parent-style-name="Standard" style:list-style-name="L9">
      <style:paragraph-properties fo:text-align="start" style:justify-single-word="false"/>
      <style:text-properties officeooo:paragraph-rsid="00259853"/>
    </style:style>
    <style:style style:name="P36" style:family="paragraph" style:parent-style-name="Standard">
      <style:paragraph-properties fo:text-align="start" style:justify-single-word="false"/>
      <style:text-properties officeooo:paragraph-rsid="00259853"/>
    </style:style>
    <style:style style:name="P37" style:family="paragraph" style:parent-style-name="Standard" style:list-style-name="L14">
      <style:paragraph-properties fo:text-align="start" style:justify-single-word="false"/>
      <style:text-properties officeooo:paragraph-rsid="002bccc5"/>
    </style:style>
    <style:style style:name="P38" style:family="paragraph" style:parent-style-name="Standard" style:list-style-name="L7">
      <style:paragraph-properties fo:text-align="start" style:justify-single-word="false"/>
      <style:text-properties officeooo:rsid="001a6818" officeooo:paragraph-rsid="001a6818"/>
    </style:style>
    <style:style style:name="P39" style:family="paragraph" style:parent-style-name="Standard" style:list-style-name="L7">
      <style:paragraph-properties fo:text-align="start" style:justify-single-word="false"/>
      <style:text-properties fo:font-size="10pt" fo:font-style="italic" officeooo:rsid="001a6818" officeooo:paragraph-rsid="001a6818" style:font-style-asian="italic" style:font-style-complex="italic"/>
    </style:style>
    <style:style style:name="P40" style:family="paragraph" style:parent-style-name="Standard" style:list-style-name="L9">
      <style:paragraph-properties fo:text-align="start" style:justify-single-word="false"/>
      <style:text-properties fo:font-size="10pt" fo:font-style="italic" officeooo:rsid="0024308a" officeooo:paragraph-rsid="0024308a" style:font-style-asian="italic" style:font-style-complex="italic"/>
    </style:style>
    <style:style style:name="P41" style:family="paragraph" style:parent-style-name="Standard" style:list-style-name="L8">
      <style:paragraph-properties fo:text-align="start" style:justify-single-word="false"/>
      <style:text-properties fo:font-size="10pt" fo:font-style="italic" fo:font-weight="normal" officeooo:rsid="0021534c" officeooo:paragraph-rsid="0021534c" style:font-style-asian="italic" style:font-weight-asian="normal" style:font-style-complex="italic" style:font-weight-complex="normal"/>
    </style:style>
    <style:style style:name="P42" style:family="paragraph" style:parent-style-name="Standard" style:list-style-name="L7">
      <style:paragraph-properties fo:text-align="start" style:justify-single-word="false"/>
      <style:text-properties officeooo:rsid="001c6815" officeooo:paragraph-rsid="001c6815"/>
    </style:style>
    <style:style style:name="P43" style:family="paragraph" style:parent-style-name="Standard">
      <style:paragraph-properties fo:text-align="start" style:justify-single-word="false"/>
      <style:text-properties officeooo:rsid="001db430" officeooo:paragraph-rsid="001db430"/>
    </style:style>
    <style:style style:name="P44" style:family="paragraph" style:parent-style-name="Standard" style:list-style-name="L9">
      <style:paragraph-properties fo:text-align="start" style:justify-single-word="false"/>
      <style:text-properties officeooo:rsid="0024308a" officeooo:paragraph-rsid="0024308a"/>
    </style:style>
    <style:style style:name="P45" style:family="paragraph" style:parent-style-name="Standard">
      <style:paragraph-properties fo:text-align="start" style:justify-single-word="false"/>
      <style:text-properties officeooo:rsid="00259853" officeooo:paragraph-rsid="00259853"/>
    </style:style>
    <style:style style:name="P46" style:family="paragraph" style:parent-style-name="Standard" style:list-style-name="L12">
      <style:paragraph-properties fo:text-align="start" style:justify-single-word="false"/>
      <style:text-properties officeooo:rsid="002854f1" officeooo:paragraph-rsid="002854f1"/>
    </style:style>
    <style:style style:name="P47" style:family="paragraph" style:parent-style-name="Standard">
      <style:paragraph-properties fo:text-align="start" style:justify-single-word="false"/>
      <style:text-properties officeooo:rsid="002854f1" officeooo:paragraph-rsid="002854f1"/>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fo:font-weight="normal" officeooo:rsid="001a6818" style:font-weight-asian="normal" style:font-weight-complex="normal"/>
    </style:style>
    <style:style style:name="T4" style:family="text">
      <style:text-properties fo:font-size="12pt" fo:font-style="normal" style:font-style-asian="normal" style:font-style-complex="normal"/>
    </style:style>
    <style:style style:name="T5" style:family="text">
      <style:text-properties fo:font-size="12pt" fo:font-style="normal" officeooo:rsid="001c6815" style:font-style-asian="normal" style:font-style-complex="normal"/>
    </style:style>
    <style:style style:name="T6" style:family="text">
      <style:text-properties fo:font-size="12pt" fo:font-style="normal" officeooo:rsid="00259853" style:font-style-asian="normal" style:font-style-complex="normal"/>
    </style:style>
    <style:style style:name="T7" style:family="text">
      <style:text-properties fo:font-size="12pt" fo:font-style="normal" officeooo:rsid="00274e98" style:font-style-asian="normal" style:font-style-complex="normal"/>
    </style:style>
    <style:style style:name="T8" style:family="text">
      <style:text-properties fo:font-size="12pt" fo:font-style="normal" fo:font-weight="normal" style:font-style-asian="normal" style:font-weight-asian="normal" style:font-style-complex="normal" style:font-weight-complex="normal"/>
    </style:style>
    <style:style style:name="T9" style:family="text">
      <style:text-properties fo:font-size="12pt" fo:font-style="normal" fo:font-weight="normal" officeooo:rsid="0024308a" style:font-style-asian="normal" style:font-weight-asian="normal" style:font-style-complex="normal" style:font-weight-complex="normal"/>
    </style:style>
    <style:style style:name="T10" style:family="text">
      <style:text-properties fo:font-size="12pt" fo:font-style="normal" fo:font-weight="normal" officeooo:rsid="002bccc5" style:font-style-asian="normal" style:font-weight-asian="normal" style:font-style-complex="normal" style:font-weight-complex="normal"/>
    </style:style>
    <style:style style:name="T11" style:family="text">
      <style:text-properties fo:font-size="12pt" fo:font-style="normal" fo:font-weight="bold" style:font-style-asian="normal" style:font-weight-asian="bold" style:font-style-complex="normal" style:font-weight-complex="bold"/>
    </style:style>
    <style:style style:name="T12" style:family="text">
      <style:text-properties fo:font-size="12pt" fo:font-style="normal" fo:font-weight="bold" officeooo:rsid="00274e98" style:font-style-asian="normal" style:font-weight-asian="bold" style:font-style-complex="normal" style:font-weight-complex="bold"/>
    </style:style>
    <style:style style:name="T13" style:family="text">
      <style:text-properties fo:font-style="italic" style:font-style-asian="italic" style:font-style-complex="italic"/>
    </style:style>
    <style:style style:name="T14" style:family="text">
      <style:text-properties fo:font-size="10pt"/>
    </style:style>
    <style:style style:name="T15" style:family="text">
      <style:text-properties fo:font-size="10pt" fo:font-style="italic" style:font-style-asian="italic" style:font-style-complex="italic"/>
    </style:style>
    <style:style style:name="T16" style:family="text">
      <style:text-properties fo:font-size="10pt" fo:font-style="italic" officeooo:rsid="001c6815" style:font-style-asian="italic" style:font-style-complex="italic"/>
    </style:style>
    <style:style style:name="T17" style:family="text">
      <style:text-properties fo:font-size="10pt" fo:font-style="italic" fo:font-weight="normal" style:font-style-asian="italic" style:font-weight-asian="normal" style:font-style-complex="italic" style:font-weight-complex="normal"/>
    </style:style>
    <style:style style:name="T18" style:family="text">
      <style:text-properties fo:font-style="normal" style:font-style-asian="normal" style:font-style-complex="normal"/>
    </style:style>
    <style:style style:name="T19" style:family="text">
      <style:text-properties fo:font-style="normal" officeooo:rsid="001db430" style:font-style-asian="normal" style:font-style-complex="normal"/>
    </style:style>
    <style:style style:name="T20" style:family="text">
      <style:text-properties fo:font-size="14pt" fo:font-style="normal" fo:font-weight="bold" style:font-style-asian="normal" style:font-weight-asian="bold" style:font-style-complex="normal" style:font-weight-complex="bold"/>
    </style:style>
    <style:style style:name="T21" style:family="text">
      <style:text-properties fo:font-size="14pt" fo:font-style="normal" fo:font-weight="bold" officeooo:rsid="001db430" style:font-style-asian="normal" style:font-weight-asian="bold" style:font-style-complex="normal"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Rails - Deployment</text:p>
      <text:p text:style-name="P6"/>
      <text:p text:style-name="P1">Heroku Overview</text:p>
      <text:list xml:id="list891795995" text:style-name="L1">
        <text:list-item>
          <text:p text:style-name="P9">Heroku is a free and 'simple' push-to-deploy system that based on the EC2 system. It is beginner friendly and can support free high quality hosting for any number of new apps.</text:p>
        </text:list-item>
      </text:list>
      <text:p text:style-name="P10"/>
      <text:p text:style-name="P10"><text:tab/><text:span text:style-name="T1">Instances and Traffic</text:span></text:p>
      <text:list xml:id="list485859234" text:style-name="L2">
        <text:list-item>
          <text:p text:style-name="P11">Heroku works by providing you virtual 'Dynos' which run your app. A dyno means an instance of your application running at one time. Multiple dynos means having several copies of your app running simultaneously, which allows you to handle more traffic.</text:p>
        </text:list-item>
      </text:list>
      <text:p text:style-name="P12"/>
      <text:list xml:id="list170420328762848" text:continue-numbering="true" text:style-name="L2">
        <text:list-item>
          <text:p text:style-name="P11">For Rails, you can create many instances if you are getting too much traffic and causing lag for users.</text:p>
        </text:list-item>
      </text:list>
      <text:p text:style-name="P12"/>
      <text:list xml:id="list2623197491" text:style-name="L4">
        <text:list-item>
          <text:p text:style-name="P13">Heroku will stop your dyno if the application is not receiving any traffic to avoid wasting resources.</text:p>
          <text:list>
            <text:list-item>
              <text:p text:style-name="P13">This can be prevented by either: paying for an additional dyno or setting up another service to periodically ping your application. (NewRelic)</text:p>
              <text:p text:style-name="P13"/>
            </text:list-item>
          </text:list>
        </text:list-item>
        <text:list-item>
          <text:p text:style-name="P13">Heroku can be managed through either the Heroku CLI or their website.</text:p>
        </text:list-item>
      </text:list>
      <text:p text:style-name="P12"/>
      <text:p text:style-name="P12"><text:tab/><text:span text:style-name="T1">Domains and Naming</text:span></text:p>
      <text:list xml:id="list4127031889" text:style-name="L5">
        <text:list-item>
          <text:p text:style-name="P14">Heroku will assign a random name to a freshly deployed app, but can be changed to any name that is not taken.</text:p>
          <text:list>
            <text:list-item>
              <text:p text:style-name="P14">If you change your app's name on Heroku, you will need to manually update your Git remote so Git knows where to send your local application when you deploy to Heroku.</text:p>
            </text:list-item>
          </text:list>
        </text:list-item>
        <text:list-item>
          <text:p text:style-name="P14">To link your heroku domain name to a custom domain name, you must purchase the domain from a registrar like GoDaddy or IWantMyName. Use Domainr to find new domains.</text:p>
        </text:list-item>
      </text:list>
      <text:p text:style-name="P15"/>
      <text:list xml:id="list170419823766055" text:continue-numbering="true" text:style-name="L5">
        <text:list-item>
          <text:p text:style-name="P14">Once you have your domain, you will need to point it to your herokuapp.com subdomain by changing the appropriate entry in your CNAME file.</text:p>
          <text:list>
            <text:list-item>
              <text:p text:style-name="P14">The CNAME file will define where incoming requests should go.</text:p>
            </text:list-item>
          </text:list>
        </text:list-item>
        <text:list-item>
          <text:p text:style-name="P14">You will also need to tell Heroku you are pointing your app to a custom domain.</text:p>
        </text:list-item>
      </text:list>
      <text:p text:style-name="P15"/>
      <text:p text:style-name="P16"><text:tab/><text:span text:style-name="T1">Addons</text:span></text:p>
      <text:list xml:id="list1142355742" text:style-name="L6">
        <text:list-item>
          <text:p text:style-name="P17">Another feature of Heroku is add-ons which are third party applications that has been designed to seamlessly integrate into your own application.</text:p>
        </text:list-item>
        <text:list-item>
          <text:p text:style-name="P17">Some useful addones are:</text:p>
          <text:list>
            <text:list-item>
              <text:p text:style-name="P17"><text:span text:style-name="T1">New Relic</text:span>: Application monitoring and analytics service, which inform you when your application goes down or for bottlenecks. They have a free plan which is useful for analytics.</text:p>
            </text:list-item>
            <text:list-item>
              <text:p text:style-name="P7">PGBackups<text:span text:style-name="T2">: This makes backups of your database. The free tier lets you manually download backups or set up rake tasks to do the same.</text:span></text:p>
            </text:list-item>
            <text:list-item>
              <text:p text:style-name="P7">SendGrid<text:span text:style-name="T2">: This is an email service. You can't send email without help and this add-on makes your life easier by doing most of it for you.</text:span></text:p>
            </text:list-item>
          </text:list>
        </text:list-item>
        <text:list-item>
          <text:p text:style-name="P7"><text:soft-page-break/><text:span text:style-name="T2">There may be add-ons that require billing information even if it has free tiers so that they can charge you for overages.</text:span></text:p>
        </text:list-item>
      </text:list>
      <text:p text:style-name="P8"><text:span text:style-name="T2"/></text:p>
      <text:p text:style-name="P2">Deploying to Heroku</text:p>
      <text:list xml:id="list1671641492" text:style-name="L7">
        <text:list-item>
          <text:p text:style-name="P31"><text:span text:style-name="T3">The step-by-step guide for deploying to Heroku is here: </text:span><text:a xlink:type="simple" xlink:href="https://devcenter.heroku.com/articles/getting-started-with-rails6" text:style-name="Internet_20_link" text:visited-style-name="Visited_20_Internet_20_Link"><text:span text:style-name="T3">Step-By-Step Guide</text:span></text:a></text:p>
        </text:list-item>
        <text:list-item>
          <text:p text:style-name="P38">The typical convention for Heroku commands are prefixed by <text:span text:style-name="T15">heroku or $heroku</text:span><text:span text:style-name="T4">.</text:span></text:p>
          <text:list>
            <text:list-item>
              <text:p text:style-name="P38"><text:span text:style-name="T4">example: Running commands will look like:</text:span></text:p>
              <text:list>
                <text:list-item>
                  <text:list>
                    <text:list-item>
                      <text:list>
                        <text:list-item>
                          <text:list>
                            <text:list-header>
                              <text:p text:style-name="P39">heroku run rails db:migrate</text:p>
                              <text:p text:style-name="P39"/>
                            </text:list-header>
                          </text:list>
                        </text:list-item>
                      </text:list>
                    </text:list-item>
                  </text:list>
                </text:list-item>
              </text:list>
            </text:list-item>
          </text:list>
        </text:list-item>
        <text:list-item>
          <text:p text:style-name="P38"><text:span text:style-name="T4">Steps (simplified) to deploy to Heroku</text:span></text:p>
          <text:list>
            <text:list-item>
              <text:p text:style-name="P38"><text:span text:style-name="T4">D</text:span><text:span text:style-name="T5">ownload and install the Heroku CLI. You will need to set up the proper SSL configuration to securely move files to and from Heroku.</text:span></text:p>
            </text:list-item>
            <text:list-item>
              <text:p text:style-name="P42"><text:span text:style-name="T4">Install Heroku's special gems - They made a simple gem that you'll need to add to your Rails applications</text:span></text:p>
            </text:list-item>
            <text:list-item>
              <text:p text:style-name="P42"><text:span text:style-name="T4">Install the correct database gem - You will need to set up PostgreSQL for production as it is the database Heroku uses. You will need to add </text:span><text:span text:style-name="T15">pg </text:span><text:span text:style-name="T4">gem to your gemfile and putting the correct fields in your </text:span><text:span text:style-name="T15">database.yml </text:span><text:span text:style-name="T4">file.</text:span></text:p>
            </text:list-item>
            <text:list-item>
              <text:p text:style-name="P42"><text:span text:style-name="T4">Create a new Heroku application from the command line using: </text:span><text:span text:style-name="T15">$ heroku create</text:span><text:span text:style-name="T4">. This adds a new remote to your Git setup so Git knows where to push your app.</text:span></text:p>
            </text:list-item>
            <text:list-item>
              <text:p text:style-name="P42"><text:span text:style-name="T4">Once ready, push using command: </text:span><text:span text:style-name="T15">git push heroku main</text:span></text:p>
            </text:list-item>
            <text:list-item>
              <text:p text:style-name="P32"><text:span text:style-name="T5">Manually set up your database. Anytime you run migrations or alter your databse, you need to run something like: </text:span><text:span text:style-name="T16">heroku run rails db:migrate</text:span><text:span text:style-name="T5">.</text:span></text:p>
            </text:list-item>
          </text:list>
        </text:list-item>
      </text:list>
      <text:p text:style-name="P33"><text:span text:style-name="T21"/></text:p>
      <text:p text:style-name="P43"><text:span text:style-name="T21">B</text:span><text:span text:style-name="T20">ehind the Scenes at Heroku</text:span></text:p>
      <text:list xml:id="list170420368302241" text:continue-numbering="true" text:style-name="L7">
        <text:list-item>
          <text:p text:style-name="P18"><text:span text:style-name="T19">O</text:span><text:span text:style-name="T18">nce you run the push command, Git ships your code to Heroku.</text:span></text:p>
        </text:list-item>
        <text:list-item>
          <text:p text:style-name="P18"><text:span text:style-name="T18">From there, Heroku identifies the Ruby version and runs a </text:span><text:span text:style-name="T15">bundle install. </text:span><text:span text:style-name="T18">It sets up your database connection and then runs the asset pipeline.</text:span></text:p>
          <text:list>
            <text:list-item>
              <text:p text:style-name="P18"><text:span text:style-name="T18">The asset pipeline will run all preprocessors and mash your assets into single files with timestamp names.</text:span></text:p>
            </text:list-item>
          </text:list>
        </text:list-item>
        <text:list-item>
          <text:p text:style-name="P18"><text:span text:style-name="T18">From then on, every time a new HTTP request is served, Heroku will 'precompile' the assets up front and serve them from the cache.</text:span></text:p>
        </text:list-item>
        <text:list-item>
          <text:p text:style-name="P20"><text:span text:style-name="T18">After precompilation is completed, you are able to visit your website either by using </text:span><text:span text:style-name="T15">heroku open </text:span><text:span text:style-name="T18">or through the URL.</text:span></text:p>
        </text:list-item>
      </text:list>
      <text:p text:style-name="P21"><text:span text:style-name="T18"/></text:p>
      <text:p text:style-name="P3"><text:span text:style-name="T18">Essential Heroku Commands</text:span></text:p>
      <text:list xml:id="list800745076" text:style-name="L8">
        <text:list-item>
          <text:p text:style-name="P41">heroku run rails db:migrate</text:p>
        </text:list-item>
        <text:list-item>
          <text:p text:style-name="P41">heroku run console<text:span text:style-name="T4">: This gives you a Rails console in Production. (dangerous, real data)</text:span></text:p>
        </text:list-item>
        <text:list-item>
          <text:p text:style-name="P41">heroku logs -t<text:span text:style-name="T4">: Shows you your server logs (like in </text:span>rails server<text:span text:style-name="T4"> on a streaming basis due to -t flag)</text:span></text:p>
        </text:list-item>
        <text:list-item>
          <text:p text:style-name="P41">heroku restart<text:span text:style-name="T4">: If you application fails and won't start up.</text:span></text:p>
        </text:list-item>
      </text:list>
      <text:p text:style-name="P19"><text:span text:style-name="T18"/></text:p>
      <text:p text:style-name="P4"><text:span text:style-name="T18">Deployment Errors</text:span></text:p>
      <text:list xml:id="list1466411916" text:style-name="L9">
        <text:list-item>
          <text:p text:style-name="P34"><text:span text:style-name="T9">Guide on diagnosing errors: </text:span><text:a xlink:type="simple" xlink:href="https://devcenter.heroku.com/articles/error-pages" text:style-name="Internet_20_link" text:visited-style-name="Visited_20_Internet_20_Link"><text:span text:style-name="T9">Heroku Diagnosing Errors</text:span></text:a></text:p>
        </text:list-item>
        <text:list-item>
          <text:p text:style-name="P44">Common early mistakes are forgetting to include a gem in the production section.</text:p>
        </text:list-item>
        <text:list-item>
          <text:p text:style-name="P44">Another common class of errors is related to the asset pipeline.</text:p>
          <text:list>
            <text:list-item>
              <text:p text:style-name="P44">Some gems and configurations seem to mess with Heroku's ability to precompile assets. You may encounter an asset error when deployment fails or if your application is unable to locate stylesheets or images</text:p>
            </text:list-item>
            <text:list-item>
              <text:p text:style-name="P44"><text:soft-page-break/>Deployment errors, including those with asset precompilation, are often solved by modifying your Rails configuration files.</text:p>
              <text:list>
                <text:list-item>
                  <text:p text:style-name="P44">The two main files that may need to be edited are:</text:p>
                  <text:list>
                    <text:list-item>
                      <text:p text:style-name="P40">config/environments/production.rb</text:p>
                    </text:list-item>
                    <text:list-item>
                      <text:p text:style-name="P40">config/initializer/some_gem.rb</text:p>
                    </text:list-item>
                  </text:list>
                </text:list-item>
              </text:list>
            </text:list-item>
            <text:list-item>
              <text:p text:style-name="P22">Often, you will need to edit one of the options such as: <text:span text:style-name="T15">config.assets.compile = false</text:span></text:p>
            </text:list-item>
            <text:list-item>
              <text:p text:style-name="P22">Rely on StackOverflow and Google</text:p>
            </text:list-item>
          </text:list>
        </text:list-item>
        <text:list-item>
          <text:p text:style-name="P35"><text:span text:style-name="T6">Precompilation issues may be a fix to compilation issues by manually precompiling the assets yourself and then passing the file to Heroku, however can be cumbersome due to having to re-run compilation command yourself everytime you deploy changes to assets.</text:span></text:p>
        </text:list-item>
      </text:list>
      <text:p text:style-name="P36"><text:span text:style-name="T6"/></text:p>
      <text:p text:style-name="P45"><text:span text:style-name="T4"><text:tab/></text:span><text:span text:style-name="T12">500's While Running the Application</text:span></text:p>
      <text:list xml:id="list4042699862" text:style-name="L10">
        <text:list-item>
          <text:p text:style-name="P26"><text:span text:style-name="T7">H</text:span><text:span text:style-name="T4">eroku serves a 500 error regardless of which error your application threw. You will need to check the Heroku logs (</text:span><text:span text:style-name="T15">heroku logs -t</text:span><text:span text:style-name="T4">) to see the server output.</text:span></text:p>
        </text:list-item>
        <text:list-item>
          <text:p text:style-name="P26"><text:span text:style-name="T4">Try to utilize and build useful error messages into your application logs.</text:span></text:p>
        </text:list-item>
      </text:list>
      <text:p text:style-name="P27"><text:span text:style-name="T4"/></text:p>
      <text:p text:style-name="P27"><text:span text:style-name="T4"><text:tab/></text:span><text:span text:style-name="T11">Switching from SQLite3 to PostgreSQL</text:span></text:p>
      <text:list xml:id="list2668821221" text:style-name="L11">
        <text:list-item>
          <text:p text:style-name="P28"><text:span text:style-name="T4">Try to diagnose the errors from Postgres in development rather than in production. Also, try to use Postgres in development rather than SQLite3.</text:span></text:p>
        </text:list-item>
      </text:list>
      <text:p text:style-name="P29"><text:span text:style-name="T4"/></text:p>
      <text:p text:style-name="P29"><text:span text:style-name="T4"><text:tab/></text:span><text:span text:style-name="T11">Environment Variables (config vars)</text:span></text:p>
      <text:list xml:id="list1982240521" text:style-name="L12">
        <text:list-item>
          <text:p text:style-name="P30"><text:span text:style-name="T4">If you have any gems or add-ons that require special tokens or API codes that you should not hardcode into your application. You need to tell Heroku what those variables are.</text:span></text:p>
        </text:list-item>
        <text:list-item>
          <text:p text:style-name="P30"><text:span text:style-name="T4">These gems may fail silently and are hard to diagnose.</text:span></text:p>
        </text:list-item>
        <text:list-item>
          <text:p text:style-name="P46"><text:span text:style-name="T8">To get your environment variables to Heroku, you can either manage them with a gem (figaro) or directly upload them using commands like: </text:span><text:span text:style-name="T17">heroku config:set ...</text:span></text:p>
        </text:list-item>
      </text:list>
      <text:p text:style-name="P47"><text:span text:style-name="T17"/></text:p>
      <text:p text:style-name="P25">Localhost Tricks and Tips</text:p>
      <text:list xml:id="list507143784" text:style-name="L13">
        <text:list-item>
          <text:p text:style-name="P24"><text:span text:style-name="T2">Use </text:span><text:span text:style-name="T17">rails server -p 3001</text:span><text:span text:style-name="T2"> to create a Rails server on a different port.</text:span></text:p>
          <text:list>
            <text:list-item>
              <text:p text:style-name="P24"><text:span text:style-name="T2">This way, you can run multiple Rails apps at the same time.</text:span></text:p>
            </text:list-item>
            <text:list-item>
              <text:p text:style-name="P24"><text:span text:style-name="T2">Accessed by going to </text:span><text:span text:style-name="T17">http://localhost:3001</text:span></text:p>
            </text:list-item>
          </text:list>
        </text:list-item>
      </text:list>
      <text:p text:style-name="P23"><text:span text:style-name="T17"/></text:p>
      <text:p text:style-name="P5">Converting PostgreSQL to SQLite3</text:p>
      <text:list xml:id="list2305496201" text:style-name="L14">
        <text:list-item>
          <text:p text:style-name="P37"><text:span text:style-name="T10">Link to a guide: </text:span><text:a xlink:type="simple" xlink:href="https://manuelvanrijn.nl/blog/2012/01/18/convert-postgresql-to-sqlite/" text:style-name="Internet_20_link" text:visited-style-name="Visited_20_Internet_20_Link"><text:span text:style-name="T10">PostgreSQL to SQLite3</text:span></text:a></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3" meta:paragraph-count="75" meta:word-count="1159" meta:character-count="6571" meta:non-whitespace-character-count="5540"/>
  </office:meta>
</office:document-meta>
</file>